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heads_20_1" draw:fill="solid" draw:fill-color="#ffffff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wrap-option="no-wrap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start="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81cm"/>
    </style:style>
    <style:style style:name="gr8" style:family="graphic" style:parent-style-name="standard">
      <style:graphic-properties draw:stroke="none" svg:stroke-color="#000000" draw:fill="none" draw:fill-color="#ffffff" fo:min-height="10.03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fo:font-size="32pt" style:font-size-asian="32pt" style:font-size-complex="32pt"/>
    </style:style>
    <style:style style:name="P3" style:family="paragraph">
      <style:paragraph-properties fo:text-align="center"/>
      <style:text-properties fo:font-family="'Times New Roman'" style:font-family-generic="roman" fo:font-size="48pt" style:font-size-asian="48pt" style:font-size-complex="48pt"/>
    </style:style>
    <style:style style:name="P4" style:family="paragraph">
      <style:paragraph-properties fo:text-align="center"/>
      <style:text-properties fo:font-family="'Times New Roman'" style:font-family-generic="roman" style:font-pitch="variable" fo:font-size="28pt" style:font-size-asian="28pt" style:font-size-complex="28pt"/>
    </style:style>
    <style:style style:name="P5" style:family="paragraph">
      <style:text-properties fo:font-family="'Times New Roman'" style:font-family-generic="roman" fo:font-size="32pt" style:font-size-asian="32pt" style:font-size-complex="32pt"/>
    </style:style>
    <style:style style:name="T1" style:family="text">
      <style:text-properties fo:font-family="'Times New Roman'" style:font-family-generic="roman" fo:font-size="32pt" style:font-size-asian="32pt" style:font-size-complex="32pt"/>
    </style:style>
    <style:style style:name="T2" style:family="text">
      <style:text-properties fo:font-family="'Times New Roman'" style:font-family-generic="roman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2cm" svg:height="8cm" svg:x="9.189cm" svg:y="11.186cm">
          <text:p text:style-name="P1"><text:span text:style-name="T1">Виділити пам'ять на відеокарті для <text:s/>зображення, ІЗ та інших буферів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12cm" svg:height="8cm" svg:x="9.193cm" svg:y="21.321cm">
          <text:p text:style-name="P1"><text:span text:style-name="T1">Обрахувати позиції усіх вікон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6" draw:id="id6" draw:layer="layout" svg:width="12cm" svg:height="8cm" svg:x="9.193cm" svg:y="53.324cm">
          <text:p text:style-name="P1"><text:span text:style-name="T1">Обрахувати значення середнього квадратичного відхилення для кожного вікн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3" draw:id="id13" draw:layer="layout" svg:width="12cm" svg:height="8cm" svg:x="35.925cm" svg:y="50.911cm">
          <text:p text:style-name="P1"><text:span text:style-name="T1">Провести ущільнення масиву позицій вікон та масиву середніх квадратичних відхилень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2" draw:id="id12" draw:layer="layout" svg:width="12cm" svg:height="8cm" svg:x="35.925cm" svg:y="41.006cm">
          <text:p text:style-name="P1"><text:span text:style-name="T1">Знайти кумулятивну суму результуючого масиву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1" draw:id="id11" draw:layer="layout" svg:width="12cm" svg:height="8cm" svg:x="35.925cm" svg:y="30.846cm">
          <text:p text:style-name="P1"><text:span text:style-name="T1">Провести етап класифікації для кожного вікна паралельно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5" draw:id="id5" draw:layer="layout" svg:width="12cm" svg:height="8cm" svg:x="9.193cm" svg:y="42.91cm">
          <text:p text:style-name="P1"><text:span text:style-name="T1">Розмістити позиції вікон у пам'яті відеокарт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12cm" svg:height="8cm" svg:x="9.193cm" svg:y="31.988cm">
          <text:p text:style-name="P1"><text:span text:style-name="T1">Обрахувати інтегральні зображенн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9" draw:id="id9" draw:layer="layout" svg:width="12cm" svg:height="8cm" svg:x="35.925cm" svg:y="11.414cm">
          <text:p text:style-name="P1"><text:span text:style-name="T1">Чи </text:span></text:p>
          <text:p text:style-name="P1"><text:span text:style-name="T1">залишились </text:span></text:p>
          <text:p text:style-name="P1"><text:span text:style-name="T1">необроблені</text:span></text:p>
          <text:p text:style-name="P1"><text:span text:style-name="T1"><text:s/></text:span><text:span text:style-name="T1">етапи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10" draw:id="id10" draw:layer="layout" svg:width="12cm" svg:height="8cm" svg:x="35.925cm" svg:y="21.32cm">
          <text:p text:style-name="P1"><text:span text:style-name="T1">Чи </text:span></text:p>
          <text:p text:style-name="P1"><text:span text:style-name="T1">залишились </text:span></text:p>
          <text:p text:style-name="P1"><text:span text:style-name="T1">необроблені </text:span></text:p>
          <text:p text:style-name="P1"><text:span text:style-name="T1">позиції </text:span></text:p>
          <text:p text:style-name="P1"><text:span text:style-name="T1">вікон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xml:id="id1" draw:id="id1" draw:layer="layout" svg:width="12cm" svg:height="4cm" svg:x="9.19cm" svg:y="5cm">
          <text:p text:style-name="P1"><text:span text:style-name="T1">Початок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2" xml:id="id14" draw:id="id14" draw:layer="layout" svg:width="12cm" svg:height="4cm" svg:x="35.925cm" svg:y="64.627cm">
          <text:p text:style-name="P1"><text:span text:style-name="T1">Кінець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4" xml:id="id7" draw:id="id7" draw:layer="layout" svg:width="4cm" svg:height="4cm" svg:x="13.192cm" svg:y="63.23cm">
          <text:p text:style-name="P4"><text:span text:style-name="T2">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4" xml:id="id8" draw:id="id8" draw:layer="layout" svg:width="4cm" svg:height="4cm" svg:x="39.93cm" svg:y="5cm">
          <text:p text:style-name="P4"><text:span text:style-name="T2">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" draw:text-style-name="P1" draw:layer="layout" svg:x1="15.19cm" svg:y1="9cm" svg:x2="15.189cm" svg:y2="11.186cm" draw:start-shape="id1" draw:start-glue-point="6" draw:end-shape="id2" draw:end-glue-point="4" svg:d="m15190 9000v1094h-1v1092">
          <text:p/>
        </draw:connector>
        <draw:connector draw:style-name="gr5" draw:text-style-name="P1" draw:layer="layout" svg:x1="15.189cm" svg:y1="19.186cm" svg:x2="15.193cm" svg:y2="21.321cm" draw:start-shape="id2" draw:start-glue-point="6" draw:end-shape="id3" draw:end-glue-point="4" svg:d="m15189 19186v1068h4v1067">
          <text:p/>
        </draw:connector>
        <draw:connector draw:style-name="gr5" draw:text-style-name="P1" draw:layer="layout" svg:x1="15.193cm" svg:y1="29.321cm" svg:x2="15.193cm" svg:y2="31.988cm" draw:start-shape="id3" draw:start-glue-point="6" draw:end-shape="id4" draw:end-glue-point="4" svg:d="m15193 29321v2667">
          <text:p/>
        </draw:connector>
        <draw:connector draw:style-name="gr5" draw:text-style-name="P1" draw:layer="layout" svg:x1="15.193cm" svg:y1="39.988cm" svg:x2="15.193cm" svg:y2="42.91cm" draw:start-shape="id4" draw:start-glue-point="6" draw:end-shape="id5" svg:d="m15193 39988v2922">
          <text:p/>
        </draw:connector>
        <draw:connector draw:style-name="gr5" draw:text-style-name="P1" draw:layer="layout" svg:x1="15.193cm" svg:y1="50.91cm" svg:x2="15.193cm" svg:y2="53.324cm" draw:start-shape="id5" draw:start-glue-point="6" draw:end-shape="id6" draw:end-glue-point="4" svg:d="m15193 50910v2414">
          <text:p/>
        </draw:connector>
        <draw:connector draw:style-name="gr5" draw:text-style-name="P1" draw:layer="layout" svg:x1="15.193cm" svg:y1="61.324cm" svg:x2="15.192cm" svg:y2="63.23cm" draw:start-shape="id6" draw:start-glue-point="6" draw:end-shape="id7" svg:d="m15193 61324v954h-1v952">
          <text:p/>
        </draw:connector>
        <draw:connector draw:style-name="gr5" draw:text-style-name="P1" xml:id="id16" draw:id="id16" draw:layer="layout" svg:x1="41.93cm" svg:y1="9cm" svg:x2="41.925cm" svg:y2="11.414cm" draw:start-shape="id8" draw:start-glue-point="8" draw:end-shape="id9" draw:end-glue-point="4" svg:d="m41930 9000v1208h-5v1206">
          <text:p/>
        </draw:connector>
        <draw:connector draw:style-name="gr5" draw:text-style-name="P1" draw:layer="layout" svg:x1="41.925cm" svg:y1="19.414cm" svg:x2="41.925cm" svg:y2="21.32cm" draw:start-shape="id9" draw:start-glue-point="6" draw:end-shape="id10" svg:d="m41925 19414v1906">
          <text:p/>
        </draw:connector>
        <draw:connector draw:style-name="gr5" draw:text-style-name="P1" draw:layer="layout" svg:x1="41.925cm" svg:y1="29.32cm" svg:x2="41.925cm" svg:y2="30.846cm" draw:start-shape="id10" draw:start-glue-point="6" draw:end-shape="id11" draw:end-glue-point="4" svg:d="m41925 29320v1526">
          <text:p/>
        </draw:connector>
        <draw:connector draw:style-name="gr5" draw:text-style-name="P1" draw:layer="layout" svg:x1="41.925cm" svg:y1="38.846cm" svg:x2="41.925cm" svg:y2="41.006cm" draw:start-shape="id11" draw:start-glue-point="6" draw:end-shape="id12" draw:end-glue-point="4" svg:d="m41925 38846v2160">
          <text:p/>
        </draw:connector>
        <draw:connector draw:style-name="gr5" draw:text-style-name="P1" draw:layer="layout" svg:x1="41.925cm" svg:y1="49.006cm" svg:x2="41.925cm" svg:y2="50.911cm" draw:start-shape="id12" draw:start-glue-point="6" draw:end-shape="id13" draw:end-glue-point="4" svg:d="m41925 49006v1905">
          <text:p/>
        </draw:connector>
        <draw:connector draw:style-name="gr5" draw:text-style-name="P1" xml:id="id15" draw:id="id15" draw:layer="layout" svg:x1="41.925cm" svg:y1="58.911cm" svg:x2="41.925cm" svg:y2="64.627cm" draw:start-shape="id13" draw:start-glue-point="6" draw:end-shape="id14" draw:end-glue-point="0" svg:d="m41925 58911v5716">
          <text:p/>
        </draw:connector>
        <draw:connector draw:style-name="gr5" draw:text-style-name="P1" draw:layer="layout" draw:line-skew="-2.293cm" svg:x1="35.925cm" svg:y1="25.32cm" svg:x2="41.925cm" svg:y2="61.769cm" draw:start-shape="id10" draw:start-glue-point="5" draw:end-shape="id15" draw:end-glue-point="0" svg:d="m35925 25320h-2794v36449h8794">
          <text:p/>
        </draw:connector>
        <draw:connector draw:style-name="gr5" draw:text-style-name="P1" draw:layer="layout" draw:line-skew="-5.087cm" svg:x1="35.925cm" svg:y1="15.414cm" svg:x2="41.88cm" svg:y2="63.274cm" draw:start-shape="id9" draw:start-glue-point="5" svg:d="m35925 15414h-5588v47860h11543">
          <text:p/>
        </draw:connector>
        <draw:connector draw:style-name="gr6" draw:text-style-name="P1" xml:id="id17" draw:id="id17" draw:layer="layout" draw:type="lines" svg:x1="41.927cm" svg:y1="10.208cm" svg:x2="53.022cm" svg:y2="10.213cm" draw:start-shape="id16" draw:start-glue-point="0" svg:d="m41927 10208h504l10591 5v0">
          <text:p/>
        </draw:connector>
        <draw:connector draw:style-name="gr6" draw:text-style-name="P1" draw:layer="layout" draw:type="lines" svg:x1="53.022cm" svg:y1="10.213cm" svg:x2="53.022cm" svg:y2="60.59cm" draw:start-shape="id17" draw:start-glue-point="3" draw:end-shape="id18" draw:end-glue-point="3" svg:d="m53022 10213v501 49375 501">
          <text:p/>
        </draw:connector>
        <draw:connector draw:style-name="gr6" draw:text-style-name="P1" xml:id="id18" draw:id="id18" draw:layer="layout" draw:type="lines" svg:x1="41.91cm" svg:y1="60.59cm" svg:x2="53.022cm" svg:y2="60.59cm" svg:d="m41910 60590v0h11112v0">
          <text:p/>
        </draw:connector>
        <draw:connector draw:style-name="gr6" draw:text-style-name="P1" draw:layer="layout" draw:type="line" svg:x1="41.927cm" svg:y1="10.208cm" svg:x2="42.968cm" svg:y2="9.366cm" draw:start-shape="id16" draw:start-glue-point="0" svg:d="m41927 10208 1041-842">
          <text:p/>
        </draw:connector>
        <draw:connector draw:style-name="gr6" draw:text-style-name="P1" draw:layer="layout" draw:type="line" svg:x1="41.927cm" svg:y1="10.208cm" svg:x2="42.915cm" svg:y2="11.059cm" draw:start-shape="id16" draw:start-glue-point="0" svg:d="m41927 10208 988 851">
          <text:p/>
        </draw:connector>
        <draw:frame draw:style-name="gr7" draw:text-style-name="P5" draw:layer="layout" svg:width="2.286cm" svg:height="1.505cm" svg:x="41.894cm" svg:y="29.194cm">
          <draw:text-box>
            <text:p><text:span text:style-name="T1">Так</text:span></text:p>
          </draw:text-box>
        </draw:frame>
        <draw:frame draw:style-name="gr7" draw:text-style-name="P5" draw:layer="layout" svg:width="2.286cm" svg:height="1.505cm" svg:x="34.274cm" svg:y="23.752cm">
          <draw:text-box>
            <text:p><text:span text:style-name="T1">Ні</text:span></text:p>
          </draw:text-box>
        </draw:frame>
        <draw:frame draw:style-name="gr7" draw:text-style-name="P5" draw:layer="layout" svg:width="2.286cm" svg:height="1.505cm" svg:x="41.894cm" svg:y="19.561cm">
          <draw:text-box>
            <text:p><text:span text:style-name="T1">Так</text:span></text:p>
          </draw:text-box>
        </draw:frame>
        <draw:frame draw:style-name="gr7" draw:text-style-name="P5" draw:layer="layout" svg:width="2.286cm" svg:height="1.505cm" svg:x="34.147cm" svg:y="13.973cm">
          <draw:text-box>
            <text:p><text:span text:style-name="T1">Ні</text:span></text:p>
          </draw:text-box>
        </draw:frame>
        <draw:frame draw:style-name="gr8" draw:text-style-name="P5" draw:layer="layout" svg:width="22.86cm" svg:height="10.283cm" svg:x="34.02cm" svg:y="74.918cm">
          <draw:text-box>
            <text:p><text:span text:style-name="T1">ПЗКС.045490-07-99</text:span></text:p>
            <text:p><text:span text:style-name="T1">Система розпізнавання графічних образів на основі використання графічних процесорів.</text:span></text:p>
            <text:p><text:span text:style-name="T1">Виявлення облич на GPU. Схема алгоритму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3000 3000" svg:d="m1500 0 1500 2789v211h-114l-1286-2392v2392h-200v-2392l-1286 2392h-114v-211z"/>
    <draw:marker draw:name="Short_20_line_20_Arrow" draw:display-name="Short line Arrow" svg:viewBox="0 0 3000 3000" svg:d="m1500 0 1500 2789v211h-114l-1286-2392v2392h-200v-2392l-1286 2392h-114v-21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8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start="Short_20_line_20_Arrow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eh Palianytsia</meta:initial-creator>
    <meta:creation-date>2013-06-12T17:51:17</meta:creation-date>
    <dc:date>2013-06-14T02:28:39</dc:date>
    <dc:creator>olehp </dc:creator>
    <meta:editing-duration>PT31M9S</meta:editing-duration>
    <meta:editing-cycles>7</meta:editing-cycles>
    <meta:generator>LibreOffice/3.5$Linux_X86_64 LibreOffice_project/350m1$Build-2</meta:generator>
    <meta:document-statistic meta:object-count="38"/>
  </office:meta>
</office:document-meta>
</file>